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6 2412">
            <text:p>test_Parser(primitives): 1,6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6">
            <text:p>1,6 sec</text:p>
          </table:table-cell>
          <table:table-cell table:style-name="ce162" table:formula="of:=TESTSTAT(&quot;count&quot;; [.B46])" office:value-type="float" office:value="2412">
            <text:p>2412</text:p>
          </table:table-cell>
          <table:table-cell table:style-name="ce164" table:formula="of:=[.E46]/[.D46]" office:value-type="float" office:value="1507.5">
            <text:p>1507,5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6 1546">
            <text:p>test_Parser(multiplicity): 1,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6">
            <text:p>1,6 sec</text:p>
          </table:table-cell>
          <table:table-cell table:style-name="ce162" table:formula="of:=TESTSTAT(&quot;count&quot;; [.B47])" office:value-type="float" office:value="1546">
            <text:p>1546</text:p>
          </table:table-cell>
          <table:table-cell table:style-name="ce164" table:formula="of:=[.E47]/[.D47]" office:value-type="float" office:value="966.25">
            <text:p>966,3 a/sec</text:p>
          </table:table-cell>
          <table:table-cell table:number-columns-repeated="4"/>
        </table:table-row>
        <table:table-row table:style-name="ro6">
          <table:table-cell/>
          <table:table-cell table:formula="of:=TEST_PARSER(&quot;basic&quot;)" office:value-type="string" office:string-value="test_Parser(basic): 6,3 9107">
            <text:p>test_Parser(basic): 6,3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6.3">
            <text:p>6,3 sec</text:p>
          </table:table-cell>
          <table:table-cell table:style-name="ce162" table:formula="of:=TESTSTAT(&quot;count&quot;; [.B48])" office:value-type="float" office:value="9107">
            <text:p>9107</text:p>
          </table:table-cell>
          <table:table-cell table:style-name="ce164" table:formula="of:=[.E48]/[.D48]" office:value-type="float" office:value="1445.55555555556">
            <text:p>1445,6 a/sec</text:p>
          </table:table-cell>
          <table:table-cell table:number-columns-repeated="4"/>
        </table:table-row>
        <table:table-row table:style-name="ro6">
          <table:table-cell/>
          <table:table-cell table:formula="of:=TEST_PARSER(&quot;special&quot;)" office:value-type="string" office:string-value="test_Parser(special): 0,8 479">
            <text:p>test_Parser(special): 0,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8">
            <text:p>0,8 sec</text:p>
          </table:table-cell>
          <table:table-cell table:style-name="ce162" table:formula="of:=TESTSTAT(&quot;count&quot;; [.B49])" office:value-type="float" office:value="479">
            <text:p>479</text:p>
          </table:table-cell>
          <table:table-cell table:style-name="ce164" table:formula="of:=[.E49]/[.D49]" office:value-type="float" office:value="598.75">
            <text:p>598,8 a/sec</text:p>
          </table:table-cell>
          <table:table-cell table:number-columns-repeated="4"/>
        </table:table-row>
        <table:table-row table:style-name="ro6">
          <table:table-cell/>
          <table:table-cell table:formula="of:=TEST_PARSER(&quot;numbers&quot;)" office:value-type="string" office:string-value="test_Parser(numbers): 2,8 3046">
            <text:p>test_Parser(numbers): 2,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2.8">
            <text:p>2,8 sec</text:p>
          </table:table-cell>
          <table:table-cell table:style-name="ce162" table:formula="of:=TESTSTAT(&quot;count&quot;; [.B50])" office:value-type="float" office:value="3046">
            <text:p>3046</text:p>
          </table:table-cell>
          <table:table-cell table:style-name="ce164" table:formula="of:=[.E50]/[.D50]" office:value-type="float" office:value="1087.85714285714">
            <text:p>1087,9 a/sec</text:p>
          </table:table-cell>
          <table:table-cell table:number-columns-repeated="4"/>
        </table:table-row>
        <table:table-row table:style-name="ro6">
          <table:table-cell/>
          <table:table-cell table:formula="of:=TEST_PARSER(&quot;types&quot;)" office:value-type="string" office:string-value="test_Parser(types): 6 11149">
            <text:p>test_Parser(types): 6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
            <text:p>6,0 sec</text:p>
          </table:table-cell>
          <table:table-cell table:style-name="ce162" table:formula="of:=TESTSTAT(&quot;count&quot;; [.B51])" office:value-type="float" office:value="11149">
            <text:p>11149</text:p>
          </table:table-cell>
          <table:table-cell table:style-name="ce164" table:formula="of:=[.E51]/[.D51]" office:value-type="float" office:value="1858.16666666667">
            <text:p>1858,2 a/sec</text:p>
          </table:table-cell>
          <table:table-cell table:number-columns-repeated="4"/>
        </table:table-row>
        <table:table-row table:style-name="ro6">
          <table:table-cell table:number-columns-repeated="3"/>
          <table:table-cell table:style-name="ce161" table:formula="of:=SUM([.D46:.D51])" office:value-type="float" office:value="19.1">
            <text:p>19,1 sec</text:p>
          </table:table-cell>
          <table:table-cell table:style-name="ce163" table:formula="of:=SUM([.E46:.E51])" office:value-type="float" office:value="27739">
            <text:p>27739</text:p>
          </table:table-cell>
          <table:table-cell table:style-name="ce165" table:formula="of:=[.E52]/[.D52]" office:value-type="float" office:value="1452.30366492147">
            <text:p>1452,3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7,6 27734">
            <text:p>test_Parser(all): 17,6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17.6">
            <text:p>17,6 sec</text:p>
          </table:table-cell>
          <table:table-cell table:style-name="ce162" table:formula="of:=TESTSTAT(&quot;count&quot;; [.B54])" office:value-type="float" office:value="27734">
            <text:p>27734</text:p>
          </table:table-cell>
          <table:table-cell table:style-name="ce164" table:formula="of:=[.E54]/[.D54]" office:value-type="float" office:value="1575.79545454545">
            <text:p>1575,8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92">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1">21.05.2017</text:date>, <text:time>13:37:1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1T13:37:11.14</dc:date>
    <meta:editing-duration>P159DT21H41S</meta:editing-duration>
    <meta:editing-cycles>667</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R &amp; "     to equal " &amp; toString(expected) _
		)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add()
	test_mul()
	test_compose() ' tests use add and mul and toString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Function TList_toString(xs As TList)
'	concat "[" (concat (foldl1 (\acc.(concat acc) ° (concat ", "))) "[" (map toString xs)) "]"
	Dim result As String
	result = "[" &amp; Join(toArray(map(Fn.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id 			As Object
	fstArg 		As Object
	sndArg 		As Object
	swap 		As Object
	compose 	As Object
	ite			As Object
	asc			As Object
	chr			As Object
	ucase		As Object
	lcase		As Object
	add			As Object
	mul			As Object
	isString	As Object
	isEmpty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isString	= lookupFn("isString")
		result.isEmpty	= lookupFn("isEmpty")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sndArg":		result = sndArg(	a0)
		Case "asc":			result = Asc(		a0)
		Case "chr":			result = Chr(		a0)
		Case "ucase":		result = UCase(		a0)
		Case "lcase":		result = LCase(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Select Case p.which
			Case "Any": 	out = e
			Case "Val"
				If equ(x, p.a0) Then : out = e
				Else : out = Empty : End If
			Case "Var"
				Dim s As String, y As Variant
				s = p.a0
				y = lookup(s, e)
				If isEmpty(y) Then
					out = extend(e, s, x)
				Else
					out = matches(patVal(y), e, x)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patTl = cadr(p.a0)
					out = matches(patHd, e,   car(x))
					out = matches(patTl, out, cdr(x))
				End If
			Case "ASN"
				If Not(isASN(x)) Then
					out = Empty	' TODO: maybe throw on type error?
				Else
					Dim patLabel As Object, patValue As Object, patChildren As Object
					patLabel    = car(p.a0)
					patValue    = cadr(p.a0)
					patChildren = caddr(p.a0)
					out = matches(patLabel,    e,   asnLabel(x))
					out = matches(patValue,    out, asnValue(x))
					out = matches(patChildren, out, asnChildren(x))
				End If
			Case Else
				croak("TPattern_matches: unsupported pattern .which = " &amp; toString(p.which))
		End Select
	End If
	matches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TPattern, f As Object, e As Object, v As Objec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 Builtin (+) 
' ~&gt; Lam "fresh_1" 
'        (Lam "fresh_2"
'             (App
'                  (App (Builtin (+))
'                       (fresh_1)     
'                  )
'                  fresh_2
'             )
'        )


Function evalX(ByVal x As Object, ByVal e As Object)
	evalX = _evalX(x, e,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x
		Case "Builtin": out = x.a0
		Case "App"
			Dim f As Object, a As Variant
_evalX_descend_Apps:
			f = x.a0
			a = x.a1
			If (f.which = "App") Then
				'out = _evalX(f, env, cons(a, argXs)) ' tail-recursive
				argXs = cons(a, argXs)
				x = f
				Goto _evalX_descend_Apps
			Else
				f = evalX(f, env)
				out = _applyX(f, env, cons(a, argXs))
			End If
		Case Else
			croak("evalX: unsupported expr .which = " &amp; toString(x.which))
	End Select
	_evalX = out
End Function

Function _applyX(oFn As Object, env As Object, ByVal argXs As Object)
	Dim out As Variant
	Dim r As Integer, n As Integer, arg As Variant, argVs As Object
	r = arity(oFn)
	n = length(argXs)
	argVs = nil
	Do Until(isNil(argXs))	' strict: eval argXs from left to right
		arg = car(argXs)	' *before* passing them to oFn
		argVs = cons(evalX(arg, env), argVs)
		argXs = cdr(argXs)
	Loop
	argVs = reverse(argVs)
	If False And (r &lt;&gt; n) Then
		show("applying " &amp; getFnName(oFn) _
				&amp; " (arity " &amp; r &amp; ") to " &amp; n &amp; " args", _
			argVs _
		)
	End If
	out = applyToList(oFn, argVs)
	_applyX = out
End Function

Function [test_Expr======================================]
	test_Expr_isExpr()
	' TODO: test TExpr_same
	' TODO: test TExpr_equ
	test_Expr_eval_Val()
	test_Expr_eval_Var()
	'test_Expr_eval_Lam() ' App (Lam ...) ... tested here
	test_Expr_eval_Builtin() ' App (Builtin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Lam()
	Dim x As Object, e As Object
	e = envEmpty
	x = xpLam("a", xpVal(42))
	assertEqual(TExpr_equ( evalX(x, e), x), True).x
	assertEqual(TExpr_same(evalX(x, e), x), True).x
	e = extend(e, "a", 4711)
	assertEqual(TExpr_equ( evalX(x, e), x), True).x
	assertEqual(TExpr_same(evalX(x, e), x), True).x

	Dim f As Object, a As Object
	e = envEmpty
	f = xpLam("a", xpVal(42))
	a = xpVal(88)
	assertEqual(evalX(xpApp(f, a), e), 42).x
	e = extend(e, "a", xpVal(4711))
	assertEqual(evalX(xpApp(f, a), e), 42).x

	f = xpLam("a", xpVar("a"))
	assertEqual(evalX(xpApp(f, a), e), 88).x

	f = xpLam("_", xpVar("a"))
	assertEqual(evalX(xpApp(f, a), e), 4711).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